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9, 1896</text:p>
      <text:p text:style-name="P5">Month<text:tab/><text:tab/><text:tab/><text:tab/><text:tab/><text:tab/>Ma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May 19, 1896/</text:p>
      <text:p text:style-name="P2">Honorable Joseph Blumenthal/</text:p>
      <text:p text:style-name="P2"><text:tab/>My Dear Sir/</text:p>
      <text:p text:style-name="P2"><text:tab/>Mr. Deinard has just called on me and stated that Mr. Mayer/ Sulzberger, who has already bought many and rare books for his own/ library, is willing to purchase 500 volumes for three hundred dollars,/ among which will be found some of the oldest editions of Talmudical/ treatises. <text:s/>Mr. Deinard says that Mr. Sulzberger would gladly present/ those 500 volumes to the Seminary, provided that we show a disposition/ to help, namely, that we offer a small amount to manifest our appre-/ciation of the kindness. <text:s/>Mr. Deinard named $95. <text:s/>What do you think?/ <text:s/>Would it be advisable to agree and gain Mr. Sulzberger's friendship/ towards our institution? <text:s/>Would you write him a line, mentioning what/ I have <text:soft-page-break/>just related? <text:s/>Would you prefer that I should write, or should/ see him and tell that we are willing to pay the sum aforenamed? <text:s/>Please,/ let me know at your earliest convenience. <text:s/>I shall try to be in N. Y./ one day next week./ <text:s/>Yours truly,/ S,[sic!] MORAIS/</text:p>
      <text:p text:style-name="P2">Mr. Sulzberger's residence is 1303 Girard Avenu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1:32:18.48</meta:creation-date>
    <dc:date>2012-01-05T11:36:54.29</dc:date>
    <dc:creator>Penn Libraries</dc:creator>
    <meta:editing-duration>PT00H04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49" meta:character-count="2345"/>
  </office:meta>
</office:document-meta>
</file>